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1861in"/>
    </style:style>
    <style:style style:name="Table1.B" style:family="table-column">
      <style:table-column-properties style:column-width="0.8174in"/>
    </style:style>
    <style:style style:name="Table1.C" style:family="table-column">
      <style:table-column-properties style:column-width="2.3076in"/>
    </style:style>
    <style:style style:name="Table1.D" style:family="table-column">
      <style:table-column-properties style:column-width="2.3799in"/>
    </style:style>
    <style:style style:name="Table1.A1" style:family="table-cell">
      <style:table-cell-properties style:vertical-align="middle" style:border-line-width-left="0.0035in 0.0021in 0.0021in" style:border-line-width-top="0.0035in 0.0021in 0.0021in" fo:padding="0.0382in" fo:border-left="0.5pt double #000000" fo:border-right="none" fo:border-top="0.5pt double #000000" fo:border-bottom="0.5pt solid #000000"/>
    </style:style>
    <style:style style:name="Table1.B1" style:family="table-cell">
      <style:table-cell-properties style:vertical-align="middle" style:border-line-width-top="0.0035in 0.0021in 0.0021in" fo:padding="0.0382in" fo:border-left="0.5pt solid #000000" fo:border-right="none" fo:border-top="0.5pt double #000000" fo:border-bottom="0.5pt solid #000000"/>
    </style:style>
    <style:style style:name="Table1.D1" style:family="table-cell">
      <style:table-cell-properties style:vertical-align="middle" style:border-line-width-right="0.0035in 0.0021in 0.0021in" style:border-line-width-top="0.0035in 0.0021in 0.0021in" fo:padding="0.0382in" fo:border-left="0.5pt solid #000000" fo:border-right="0.5pt double #000000" fo:border-top="0.5pt double #000000" fo:border-bottom="0.5pt solid #000000"/>
    </style:style>
    <style:style style:name="Table1.A2" style:family="table-cell">
      <style:table-cell-properties style:border-line-width-left="0.0035in 0.0021in 0.0021in" fo:padding="0.0382in" fo:border-left="0.5pt double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style:border-line-width-right="0.0035in 0.0021in 0.0021in" fo:padding="0.0382in" fo:border-left="0.5pt solid #000000" fo:border-right="0.5pt double #000000" fo:border-top="none" fo:border-bottom="0.5pt solid #000000"/>
    </style:style>
    <style:style style:name="Table1.A3" style:family="table-cell">
      <style:table-cell-properties style:border-line-width-left="0.0035in 0.0021in 0.0021in" fo:padding="0.0382in" fo:border-left="0.5pt double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style:border-line-width-right="0.0035in 0.0021in 0.0021in" fo:padding="0.0382in" fo:border-left="0.5pt solid #000000" fo:border-right="0.5pt double #000000" fo:border-top="none" fo:border-bottom="0.5pt solid #000000"/>
    </style:style>
    <style:style style:name="Table1.A4" style:family="table-cell">
      <style:table-cell-properties style:border-line-width-left="0.0035in 0.0021in 0.0021in" style:border-line-width-bottom="0.0035in 0.0021in 0.0021in" fo:padding="0.0382in" fo:border-left="0.5pt double #000000" fo:border-right="none" fo:border-top="none" fo:border-bottom="0.5pt double #000000"/>
    </style:style>
    <style:style style:name="Table1.B4" style:family="table-cell">
      <style:table-cell-properties style:border-line-width-bottom="0.0035in 0.0021in 0.0021in" fo:padding="0.0382in" fo:border-left="0.5pt solid #000000" fo:border-right="none" fo:border-top="none" fo:border-bottom="0.5pt double #000000"/>
    </style:style>
    <style:style style:name="Table1.C4" style:family="table-cell">
      <style:table-cell-properties style:border-line-width-bottom="0.0035in 0.0021in 0.0021in" fo:padding="0.0382in" fo:border-left="0.5pt solid #000000" fo:border-right="none" fo:border-top="none" fo:border-bottom="0.5pt double #000000"/>
    </style:style>
    <style:style style:name="Table1.D4" style:family="table-cell">
      <style:table-cell-properties style:border-line-width-right="0.0035in 0.0021in 0.0021in" style:border-line-width-bottom="0.0035in 0.0021in 0.0021in" fo:padding="0.0382in" fo:border-left="0.5pt solid #000000" fo:border-right="0.5pt double #000000" fo:border-top="none" fo:border-bottom="0.5pt double #000000"/>
    </style:style>
    <style:style style:name="P1" style:family="paragraph" style:parent-style-name="Standard">
      <style:text-properties officeooo:rsid="0005cfa1" officeooo:paragraph-rsid="0005cfa1"/>
    </style:style>
    <style:style style:name="P2" style:family="paragraph" style:parent-style-name="Standard">
      <style:text-properties fo:font-size="14pt" officeooo:rsid="0005cfa1" officeooo:paragraph-rsid="0005cfa1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officeooo:rsid="0007663f" officeooo:paragraph-rsid="0007663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7663f" officeooo:paragraph-rsid="0007663f" style:font-weight-asian="bold" style:font-weight-complex="bold"/>
    </style:style>
    <style:style style:name="P5" style:family="paragraph" style:parent-style-name="Table_20_Contents">
      <style:text-properties fo:font-weight="bold" officeooo:rsid="000ad541" officeooo:paragraph-rsid="000ad541" style:font-weight-asian="bold" style:font-weight-complex="bold"/>
    </style:style>
    <style:style style:name="P6" style:family="paragraph" style:parent-style-name="Table_20_Contents">
      <style:text-properties fo:font-weight="bold" officeooo:rsid="000ed468" officeooo:paragraph-rsid="000ed468" style:font-weight-asian="bold" style:font-weight-complex="bold"/>
    </style:style>
    <style:style style:name="P7" style:family="paragraph" style:parent-style-name="Table_20_Contents">
      <style:text-properties fo:font-weight="bold" officeooo:rsid="00100b94" officeooo:paragraph-rsid="00100b94" style:font-weight-asian="bold" style:font-weight-complex="bold"/>
    </style:style>
    <style:style style:name="P8" style:family="paragraph" style:parent-style-name="Table_20_Contents">
      <style:text-properties officeooo:rsid="000ad541" officeooo:paragraph-rsid="000ad541"/>
    </style:style>
    <style:style style:name="P9" style:family="paragraph" style:parent-style-name="Table_20_Contents">
      <style:text-properties officeooo:rsid="000ad541" officeooo:paragraph-rsid="000ed468"/>
    </style:style>
    <style:style style:name="P10" style:family="paragraph" style:parent-style-name="Table_20_Contents">
      <style:text-properties officeooo:rsid="000ad541" officeooo:paragraph-rsid="00100b94"/>
    </style:style>
    <style:style style:name="P11" style:family="paragraph" style:parent-style-name="Table_20_Contents">
      <style:text-properties officeooo:rsid="000ba10f" officeooo:paragraph-rsid="000ba10f"/>
    </style:style>
    <style:style style:name="P12" style:family="paragraph" style:parent-style-name="Table_20_Contents">
      <style:text-properties officeooo:rsid="000ed468" officeooo:paragraph-rsid="000ed468"/>
    </style:style>
    <style:style style:name="P13" style:family="paragraph" style:parent-style-name="Table_20_Contents">
      <style:text-properties officeooo:rsid="00100b94" officeooo:paragraph-rsid="00100b94"/>
    </style:style>
    <style:style style:name="P14" style:family="paragraph" style:parent-style-name="Table_20_Contents">
      <style:text-properties officeooo:rsid="00103aba" officeooo:paragraph-rsid="00103aba"/>
    </style:style>
    <style:style style:name="P15" style:family="paragraph" style:parent-style-name="Table_20_Contents">
      <style:text-properties officeooo:rsid="0013f72f" officeooo:paragraph-rsid="0013f72f"/>
    </style:style>
    <style:style style:name="T1" style:family="text">
      <style:text-properties officeooo:rsid="000ba10f"/>
    </style:style>
    <style:style style:name="T2" style:family="text">
      <style:text-properties style:font-name="Liberation Mono" fo:font-size="11pt" style:font-size-asian="11pt" style:font-size-complex="11pt"/>
    </style:style>
    <style:style style:name="T3" style:family="text">
      <style:text-properties officeooo:rsid="000ed468"/>
    </style:style>
    <style:style style:name="T4" style:family="text">
      <style:text-properties officeooo:rsid="00103aba"/>
    </style:style>
    <style:style style:name="T5" style:family="text">
      <style:text-properties officeooo:rsid="0013f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стові випадки для перевірки технічних умов гри “Сапер”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Ідентифікатор</text:p>
          </table:table-cell>
          <table:table-cell table:style-name="Table1.B1" office:value-type="string">
            <text:p text:style-name="P4">Системна умова</text:p>
          </table:table-cell>
          <table:table-cell table:style-name="Table1.B1" office:value-type="string">
            <text:p text:style-name="P4">Виконання</text:p>
          </table:table-cell>
          <table:table-cell table:style-name="Table1.D1" office:value-type="string">
            <text:p text:style-name="P4">Результат</text:p>
          </table:table-cell>
        </table:table-row>
        <table:table-row>
          <table:table-cell table:style-name="Table1.A2" office:value-type="string">
            <text:p text:style-name="P3">TU_10</text:p>
          </table:table-cell>
          <table:table-cell table:style-name="Table1.B2" office:value-type="string">
            <text:p text:style-name="P3">U-10</text:p>
          </table:table-cell>
          <table:table-cell table:style-name="Table1.C2" office:value-type="string">
            <text:p text:style-name="P5">Перевірка наявності інформації про комбінації клавіш в меню програми:</text:p>
            <text:p text:style-name="P8"/>
            <text:p text:style-name="P8">Приготування: Запустити програму “Сапер”.</text:p>
            <text:p text:style-name="P8"/>
            <text:p text:style-name="P8">1. <text:s/>Відкрити спадне меню “Гра” в лівому вер<text:span text:style-name="T3">х</text:span>ньому куті вікна.</text:p>
            <text:p text:style-name="P8">2. Перевірити присутність інформації про наявні комбінації гарячих клавіш.</text:p>
            <text:p text:style-name="Table_20_Contents"/>
          </table:table-cell>
          <table:table-cell table:style-name="Table1.D2" office:value-type="string">
            <text:p text:style-name="P15">1. Відкривається меню “Гра”.</text:p>
            <text:p text:style-name="P8"><text:span text:style-name="T5">2.</text:span>1. При відкритті меню “Гра” мають бути наявні <text:span text:style-name="T1">додаткові підписи з комбінаціями клавіш:</text:span></text:p>
            <text:p text:style-name="P11">“<text:span text:style-name="T2">F2</text:span>” праворуч від пункту “Нова гра”, “<text:span text:style-name="T2">Alt+F4</text:span>” біля пункту “Вихід”. </text:p>
            <text:p text:style-name="P11">2.<text:span text:style-name="T5">2.</text:span> Написи офрмлені кольором, в половину насиченості від кольору назви пункту (відповідно до стандартного вигляду GUI <text:s/>ОС).</text:p>
          </table:table-cell>
        </table:table-row>
        <table:table-row>
          <table:table-cell table:style-name="Table1.A2" office:value-type="string">
            <text:p text:style-name="P3">TU_15</text:p>
          </table:table-cell>
          <table:table-cell table:style-name="Table1.B3" office:value-type="string">
            <text:p text:style-name="P3">U-15</text:p>
          </table:table-cell>
          <table:table-cell table:style-name="Table1.C2" office:value-type="string">
            <text:p text:style-name="P6">Первірка наявності розділювачів у меню навколо пункту вибору складності:</text:p>
            <text:p text:style-name="P12"/>
            <text:p text:style-name="P9">Приготування: Запустити програму “Сапер”.</text:p>
            <text:p text:style-name="P9"/>
            <text:p text:style-name="P9">1. <text:s/>Відкрити спадне меню “Гра” в лівому вер<text:span text:style-name="T3">х</text:span>ньому куті вікна.</text:p>
            <text:p text:style-name="P9">2. Перевірити <text:span text:style-name="T3">наявність розділювачів зверху і знизу від пунктів вибору рівня складності гри.</text:span></text:p>
            <text:p text:style-name="Table_20_Contents"/>
          </table:table-cell>
          <table:table-cell table:style-name="Table1.D3" office:value-type="string">
            <text:p text:style-name="P15">1. Відкривається меню “Гра”.</text:p>
            <text:p text:style-name="P13"><text:span text:style-name="T5">2</text:span>. При відкритті меню “Гра” відразу під і над рядками з пунктами вибору рівнів складності знаходяться стандартні горизонтальні розділювачі спадного меню ОС Windows.</text:p>
          </table:table-cell>
        </table:table-row>
        <table:table-row>
          <table:table-cell table:style-name="Table1.A4" office:value-type="string">
            <text:p text:style-name="P3">TU_20</text:p>
          </table:table-cell>
          <table:table-cell table:style-name="Table1.B4" office:value-type="string">
            <text:p text:style-name="P3">U-20</text:p>
          </table:table-cell>
          <table:table-cell table:style-name="Table1.C4" office:value-type="string">
            <text:p text:style-name="P7">Перевірка загальної стилістики дизайну програми:</text:p>
            <text:p text:style-name="P13"/>
            <text:p text:style-name="P10">Приготування: Запустити програму “Сапер”.</text:p>
            <text:p text:style-name="P10"/>
            <text:p text:style-name="P13">1. Перевірити, чи відповідає дизайн вікна рекомендаціям Windows GUI, чи витримана постійність дизайну, кольору елементів, використаних шрифтів розміщення кнопок та меню, <text:span text:style-name="T4">тощо.</text:span></text:p>
            <text:p text:style-name="Table_20_Contents"/>
          </table:table-cell>
          <table:table-cell table:style-name="Table1.D4" office:value-type="string">
            <text:p text:style-name="P14"><text:span text:style-name="T5">1</text:span>. Дизайн вікна та його окремі елементи оформлені відповідно до наданих рекомендацій і зберігають єдиний стиль в плані оформлення тексту та елементів інтерфейсу. 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2:09:25.972323911</meta:creation-date>
    <dc:date>2024-10-25T04:03:15.775992195</dc:date>
    <meta:editing-duration>PT21M21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212" meta:character-count="1564" meta:non-whitespace-character-count="1376"/>
  </office:meta>
</office:document-meta>
</file>